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an" svg:font-family="Caliban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704cm" style:rel-column-width="14279*"/>
    </style:style>
    <style:style style:name="Tabelle1.B" style:family="table-column">
      <style:table-column-properties style:column-width="13.296cm" style:rel-column-width="51256*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704cm" style:rel-column-width="14279*"/>
    </style:style>
    <style:style style:name="Tabelle3.B" style:family="table-column">
      <style:table-column-properties style:column-width="13.296cm" style:rel-column-width="51256*"/>
    </style:style>
    <style:style style:name="Tabelle3.A1" style:family="table-cell">
      <style:table-cell-properties fo:padding="0.097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3.704cm" style:rel-column-width="14279*"/>
    </style:style>
    <style:style style:name="Tabelle7.B" style:family="table-column">
      <style:table-column-properties style:column-width="13.296cm" style:rel-column-width="51256*"/>
    </style:style>
    <style:style style:name="Tabelle7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704cm" style:rel-column-width="14279*"/>
    </style:style>
    <style:style style:name="Tabelle4.B" style:family="table-column">
      <style:table-column-properties style:column-width="13.296cm" style:rel-column-width="51256*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704cm" style:rel-column-width="14279*"/>
    </style:style>
    <style:style style:name="Tabelle5.B" style:family="table-column">
      <style:table-column-properties style:column-width="13.296cm" style:rel-column-width="51256*"/>
    </style:style>
    <style:style style:name="Tabelle5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704cm" style:rel-column-width="14279*"/>
    </style:style>
    <style:style style:name="Tabelle2.B" style:family="table-column">
      <style:table-column-properties style:column-width="13.296cm" style:rel-column-width="51256*"/>
    </style:style>
    <style:style style:name="Tabelle2.A1" style:family="table-cell">
      <style:table-cell-properties fo:padding="0.097cm" fo:border="none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7cm" style:rel-column-width="65535*"/>
    </style:style>
    <style:style style:name="Tabelle6.A1" style:family="table-cell">
      <style:table-cell-properties fo:padding="0.097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3.704cm" style:rel-column-width="14279*"/>
    </style:style>
    <style:style style:name="Tabelle8.B" style:family="table-column">
      <style:table-column-properties style:column-width="13.296cm" style:rel-column-width="51256*"/>
    </style:style>
    <style:style style:name="Tabelle8.A1" style:family="table-cell">
      <style:table-cell-properties fo:padding="0.097cm" fo:border="none"/>
    </style:style>
    <style:style style:name="P1" style:family="paragraph" style:parent-style-name="Standard">
      <style:text-properties style:font-name="Caliban" officeooo:paragraph-rsid="00192125"/>
    </style:style>
    <style:style style:name="P2" style:family="paragraph" style:parent-style-name="Standard">
      <style:text-properties style:font-name="Caliban" officeooo:rsid="00192125" officeooo:paragraph-rsid="00192125"/>
    </style:style>
    <style:style style:name="P3" style:family="paragraph" style:parent-style-name="Standard">
      <style:text-properties style:font-name="Caliban" officeooo:rsid="001a06c8" officeooo:paragraph-rsid="00192125"/>
    </style:style>
    <style:style style:name="P4" style:family="paragraph" style:parent-style-name="Standard">
      <style:text-properties style:font-name="Caliban" officeooo:rsid="001f033c" officeooo:paragraph-rsid="001dc71b"/>
    </style:style>
    <style:style style:name="P5" style:family="paragraph" style:parent-style-name="Standard">
      <style:text-properties style:font-name="Caliban" officeooo:paragraph-rsid="001effa3"/>
    </style:style>
    <style:style style:name="P6" style:family="paragraph" style:parent-style-name="Standard">
      <style:text-properties style:font-name="Caliban" officeooo:rsid="001effa3" officeooo:paragraph-rsid="001effa3"/>
    </style:style>
    <style:style style:name="P7" style:family="paragraph" style:parent-style-name="Text_20_body">
      <style:text-properties style:font-name="Caliban" officeooo:paragraph-rsid="00192125"/>
    </style:style>
    <style:style style:name="P8" style:family="paragraph" style:parent-style-name="Table_20_Contents">
      <style:text-properties style:font-name="Caliban" officeooo:paragraph-rsid="00192125"/>
    </style:style>
    <style:style style:name="P9" style:family="paragraph" style:parent-style-name="Table_20_Contents">
      <style:text-properties style:font-name="Caliban" fo:font-weight="bold" officeooo:paragraph-rsid="00192125" style:font-weight-asian="bold" style:font-weight-complex="bold"/>
    </style:style>
    <style:style style:name="P10" style:family="paragraph" style:parent-style-name="Table_20_Contents">
      <style:text-properties style:font-name="Caliban" fo:font-weight="bold" officeooo:rsid="001effa3" officeooo:paragraph-rsid="001effa3" style:font-weight-asian="bold" style:font-weight-complex="bold"/>
    </style:style>
    <style:style style:name="P11" style:family="paragraph" style:parent-style-name="Table_20_Contents">
      <style:text-properties style:font-name="Caliban" officeooo:rsid="001a06c8" officeooo:paragraph-rsid="00192125"/>
    </style:style>
    <style:style style:name="P12" style:family="paragraph" style:parent-style-name="Table_20_Contents">
      <style:text-properties style:font-name="Caliban" officeooo:rsid="001f033c" officeooo:paragraph-rsid="001dc71b"/>
    </style:style>
    <style:style style:name="P13" style:family="paragraph" style:parent-style-name="Table_20_Contents">
      <style:text-properties style:font-name="Caliban" officeooo:paragraph-rsid="00057cbb"/>
    </style:style>
    <style:style style:name="P14" style:family="paragraph" style:parent-style-name="Table_20_Contents">
      <style:text-properties style:font-name="Caliban" officeooo:rsid="0003ea09" officeooo:paragraph-rsid="00057cbb"/>
    </style:style>
    <style:style style:name="P15" style:family="paragraph" style:parent-style-name="Table_20_Heading">
      <style:paragraph-properties fo:text-align="start" style:justify-single-word="false"/>
      <style:text-properties style:font-name="Caliban" officeooo:paragraph-rsid="00192125"/>
    </style:style>
    <style:style style:name="P16" style:family="paragraph" style:parent-style-name="Table_20_Heading">
      <style:paragraph-properties fo:text-align="start" style:justify-single-word="false"/>
      <style:text-properties style:font-name="Caliban" officeooo:rsid="001a06c8" officeooo:paragraph-rsid="001a06c8"/>
    </style:style>
    <style:style style:name="P17" style:family="paragraph" style:parent-style-name="Table_20_Heading">
      <style:paragraph-properties fo:text-align="start" style:justify-single-word="false"/>
      <style:text-properties style:font-name="Caliban" officeooo:rsid="0020bbae" officeooo:paragraph-rsid="001dc71b"/>
    </style:style>
    <style:style style:name="P18" style:family="paragraph" style:parent-style-name="Standard">
      <style:text-properties style:font-name="Caliban" officeooo:paragraph-rsid="00192125"/>
    </style:style>
    <style:style style:name="P19" style:family="paragraph" style:parent-style-name="Standard">
      <style:text-properties style:font-name="Caliban" officeooo:paragraph-rsid="001dc71b"/>
    </style:style>
    <style:style style:name="P20" style:family="paragraph" style:parent-style-name="Standard">
      <style:text-properties style:font-name="Caliban" officeooo:paragraph-rsid="0021acb2"/>
    </style:style>
    <style:style style:name="P21" style:family="paragraph" style:parent-style-name="Standard">
      <style:text-properties style:font-name="Caliban" officeooo:paragraph-rsid="0023aa0a"/>
    </style:style>
    <style:style style:name="P22" style:family="paragraph" style:parent-style-name="Table_20_Contents">
      <style:text-properties style:font-name="Caliban" fo:font-weight="bold" officeooo:rsid="00227636" officeooo:paragraph-rsid="00227636" style:font-weight-asian="bold" style:font-weight-complex="bold"/>
    </style:style>
    <style:style style:name="P23" style:family="paragraph" style:parent-style-name="Table_20_Contents">
      <style:text-properties style:font-name="Caliban" officeooo:paragraph-rsid="0021acb2"/>
    </style:style>
    <style:style style:name="T1" style:family="text">
      <style:text-properties officeooo:rsid="0021715c"/>
    </style:style>
    <style:style style:name="T2" style:family="text">
      <style:text-properties officeooo:rsid="0022f0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&quot;o in objects&quot;&gt;">FOR EACH TASK</text:text-input>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6">Aufgabe</text:p>
          </table:table-cell>
          <table:table-cell table:style-name="Tabelle1.A1" office:value-type="string">
            <text:p text:style-name="P8"><text:text-input text:description="&lt;o.name&gt;">NAME</text:text-input></text:p>
          </table:table-cell>
        </table:table-row>
      </table:table>
      <text:p text:style-name="P3"><text:text-input text:description="&lt;if test=&quot;o.date_deadline&quot;&gt;">IF DEADLINE</text:text-input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6">Frist</text:p>
          </table:table-cell>
          <table:table-cell table:style-name="Tabelle3.A1" office:value-type="string">
            <text:p text:style-name="P11"><text:text-input text:description="&lt;formatLang(o.date_deadline, date=True)&gt;">DEADLINE</text:text-input></text:p>
          </table:table-cell>
        </table:table-row>
      </table:table>
      <text:p text:style-name="P1"><text:text-input text:description="&lt;/if&gt;">END IF</text:text-input></text:p>
      <text:p text:style-name="P4"><text:text-input text:description="&lt;if test=&quot;o.priority&quot;&gt;">IF PRIORITY</text:text-input></text:p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17">Priorität</text:p>
          </table:table-cell>
          <table:table-cell table:style-name="Tabelle7.A1" office:value-type="string">
            <text:p text:style-name="P12"><text:text-input text:description="&lt;o.priority&gt;">PRIORITY</text:text-input></text:p>
          </table:table-cell>
        </table:table-row>
      </table:table>
      <text:p text:style-name="P19"><text:text-input text:description="&lt;/if&gt;">END IF</text:text-input></text:p>
      <text:p text:style-name="P19"><text:text-input text:description="&lt;if test=&quot;o.planned_hours&quot;&gt;">IF planned_hours</text:text-input></text:p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22">Geplante Zeit</text:p>
          </table:table-cell>
          <table:table-cell table:style-name="Tabelle8.A1" office:value-type="string">
            <text:p text:style-name="P23"><text:span text:style-name="T2"><text:text-input text:description="&lt;formatLang(o.planned_hours,float_time=True)&gt;">00:00:00</text:text-input></text:span></text:p>
          </table:table-cell>
        </table:table-row>
      </table:table>
      <text:p text:style-name="P21"><text:text-input text:description="&lt;/if&gt;">END IF</text:text-input></text:p>
      <text:p text:style-name="P20"><text:text-input text:description="&lt;if test=&quot;o.user_id&quot;&gt;">IF USER_ID</text:text-input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5">Zugewiesen</text:p>
          </table:table-cell>
          <table:table-cell table:style-name="Tabelle4.A1" office:value-type="string">
            <text:p text:style-name="P8"><text:text-input text:description="&lt;o.user_id.name&gt;">USER_ID</text:text-input></text:p>
          </table:table-cell>
        </table:table-row>
      </table:table>
      <text:p text:style-name="P1"><text:text-input text:description="&lt;/if&gt;">END IF</text:text-input></text:p>
      <text:p text:style-name="P1"><text:text-input text:description="&lt;if test=&quot;o.project_id&quot;&gt;">IF PROJECT_ID</text:text-input>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9">Projekt</text:p>
          </table:table-cell>
          <table:table-cell table:style-name="Tabelle5.A1" office:value-type="string">
            <text:p text:style-name="P8"><text:text-input text:description="&lt;o.project_id.name&gt;">PROJECT_ID</text:text-input></text:p>
          </table:table-cell>
        </table:table-row>
      </table:table>
      <text:p text:style-name="P1"><text:text-input text:description="&lt;/if&gt;">END IF</text:text-input></text:p>
      <text:p text:style-name="P6"><text:text-input text:description="&lt;if test=&quot;o.partner_id&quot;&gt;">IF PARTNER_ID</text:text-input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0">Kunde</text:p>
          </table:table-cell>
          <table:table-cell table:style-name="Tabelle2.A1" office:value-type="string">
            <text:p text:style-name="P13"><text:text-input text:description="&lt;o.partner_id.name&gt;">PARTNER_ID</text:text-input></text:p>
            <text:p text:style-name="P13"><text:text-input text:description="&lt;o.partner_id.street&gt;">STREET</text:text-input></text:p>
            <text:p text:style-name="P13"><text:text-input text:description="&lt;o.partner_id.zip&gt;">ZIP</text:text-input> <text:text-input text:description="&lt;o.partner_id.city&gt;">CITY</text:text-input></text:p>
            <text:p text:style-name="P13"><text:text-input text:description="&lt;o.partner_id.phone&gt;">PHONE</text:text-input></text:p>
            <text:p text:style-name="P14"><text:text-input text:description="&lt;o.partner_id.mobile&gt;">MOBILE</text:text-input></text:p>
          </table:table-cell>
        </table:table-row>
      </table:table>
      <text:p text:style-name="P5"><text:text-input text:description="&lt;/if&gt;">END IF</text:text-input></text:p>
      <text:p text:style-name="P1"><text:text-input text:description="&lt;if test=&quot;o.description&quot;&gt;">IF DESCRIPTION</text:text-input></text:p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5">Beschreibung</text:p>
          </table:table-cell>
        </table:table-row>
        <table:table-row>
          <table:table-cell table:style-name="Tabelle6.A1" office:value-type="string">
            <text:p text:style-name="P8"><text:span text:style-name="T1"><text:text-input text:description="&lt;include_subreport('html',data= {'html':o.description})&gt;">HTML_DESCRIPTION</text:text-input></text:span></text:p>
          </table:table-cell>
        </table:table-row>
      </table:table>
      <text:p text:style-name="P1"><text:text-input text:description="&lt;/if&gt;">END IF</text:text-input></text:p>
      <text:p text:style-name="P1"/>
      <text:p text:style-name="P7"><text:text-input text:description="&lt;/for&gt;">END FOR</text:text-input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an" svg:font-family="Caliban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6T15:36:51.909626854</dc:date>
    <meta:generator>LibreOffice/4.2.8.2$Linux_X86_64 LibreOffice_project/420m0$Build-2</meta:generator>
    <meta:editing-duration>PT2M30S</meta:editing-duration>
    <meta:editing-cycles>11</meta:editing-cycles>
    <meta:document-statistic meta:table-count="8" meta:image-count="0" meta:object-count="0" meta:page-count="1" meta:paragraph-count="36" meta:word-count="113" meta:character-count="372" meta:non-whitespace-character-count="353"/>
  </office:meta>
</office:document-meta>
</file>